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over accent="true">
          <mi>θ</mi>
          <mo stretchy="false">¨</mo>
        </mover>
        <mo stretchy="false">+</mo>
        <mn>2</mn>
      </mrow>
      <mi>β</mi>
      <mrow>
        <mover accent="true">
          <mi>θ</mi>
          <mo stretchy="false">˙</mo>
        </mover>
        <mo stretchy="false">+</mo>
        <msubsup>
          <mi>w</mi>
          <mn>0</mn>
          <mn>2</mn>
        </msubsup>
      </mrow>
      <mi>sin</mi>
      <mrow>
        <mi>θ</mi>
        <mo stretchy="false">=</mo>
        <mn>0</mn>
      </mrow>
    </mrow>
    <annotation encoding="StarMath 5.0"> ddot %theta    +  2 %beta  dot %theta   +  w_{0} ^{2}sin %theta  =  0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5:42:44.638080483</meta:creation-date>
    <dc:date>2021-11-13T15:48:33.538486147</dc:date>
    <meta:editing-duration>PT5M49S</meta:editing-duration>
    <meta:editing-cycles>1</meta:editing-cycles>
    <meta:generator>LibreOffice/7.2.1.2$Linux_X86_64 LibreOffice_project/20$Build-2</meta:generator>
  </office:meta>
</office:document-meta>
</file>